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7cm"/>
    </style:style>
    <style:style style:name="gr2" style:family="graphic" style:parent-style-name="objectwithoutfill">
      <style:graphic-properties draw:stroke="dash" draw:stroke-dash="Ultrafine_20_2_20_Dots_20_3_20_Dashes" svg:stroke-color="#000000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4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573cm" fo:min-width="1.40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625cm" fo:min-width="1.392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svg:stroke-color="#000000" draw:marker-start="Reversed_20_Arrow" draw:fill="none" draw:textarea-horizontal-align="center" draw:textarea-vertical-align="middle"/>
    </style:style>
    <style:style style:name="gr8" style:family="graphic" style:parent-style-name="standard">
      <style:graphic-properties draw:stroke="none" draw:fill="none" fo:min-height="0.39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6.341cm" fo:min-width="1.814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91cm" fo:min-width="1.09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791cm" fo:min-width="1.02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679cm" fo:min-width="1.392cm"/>
    </style:style>
    <style:style style:name="gr14" style:family="graphic" style:parent-style-name="objectwithoutfill">
      <style:graphic-properties svg:stroke-color="#000000" draw:marker-start="" draw:marker-end="Symmetric_20_Arrow" draw:fill="none" draw:textarea-horizontal-align="center" draw:textarea-vertical-align="middle"/>
    </style:style>
    <style:style style:name="gr15" style:family="graphic" style:parent-style-name="objectwithoutfill">
      <style:graphic-properties svg:stroke-color="#000000" draw:marker-end="Symmetric_20_Arrow" draw:fill="none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371cm" fo:min-width="1.392cm"/>
    </style:style>
    <style:style style:name="gr17" style:family="graphic" style:parent-style-name="standard">
      <style:graphic-properties draw:stroke="none" draw:fill="none" fo:min-height="0.781cm"/>
    </style:style>
    <style:style style:name="gr18" style:family="graphic" style:parent-style-name="objectwithoutfill">
      <style:graphic-properties svg:stroke-width="0.1cm" svg:stroke-color="#000000" draw:marker-start="" draw:marker-start-width="0.6cm" draw:marker-end="Symmetric_20_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261cm" fo:min-width="1.513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4.324cm" fo:min-width="1.814cm"/>
    </style:style>
    <style:style style:name="gr21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659cm" fo:min-width="1.513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2.191cm" fo:min-width="1.392cm"/>
    </style:style>
    <style:style style:name="gr24" style:family="graphic" style:parent-style-name="objectwithoutfill">
      <style:graphic-properties svg:stroke-width="0cm" svg:stroke-color="#000000" draw:marker-start="Symmetric_20_Arrow" draw:marker-start-width="0.3cm" draw:marker-end="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.135cm" fo:min-width="2.94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1cm" svg:height="1.657cm" svg:x="6.613cm" svg:y="1cm">
          <draw:text-box>
            <text:p text:style-name="P1">Wimborne Model Town River System</text:p>
            <text:p text:style-name="P1">Sump &amp; Butts Level Sensor – System Diagram</text:p>
          </draw:text-box>
        </draw:frame>
        <draw:line draw:style-name="gr2" draw:text-style-name="P3" draw:layer="layout" svg:x1="14.487cm" svg:y1="2.554cm" svg:x2="14.487cm" svg:y2="19.554cm">
          <text:p/>
        </draw:line>
        <draw:frame draw:style-name="gr3" draw:text-style-name="P4" draw:layer="layout" svg:width="3cm" svg:height="0.798cm" svg:x="5.846cm" svg:y="18.987cm">
          <draw:text-box>
            <text:p><text:span text:style-name="T1">Sump Area</text:span></text:p>
          </draw:text-box>
        </draw:frame>
        <draw:frame draw:style-name="gr3" draw:text-style-name="P4" draw:layer="layout" svg:width="3cm" svg:height="0.798cm" svg:x="19.582cm" svg:y="18.987cm">
          <draw:text-box>
            <text:p><text:span text:style-name="T1">Butts Area</text:span></text:p>
          </draw:text-box>
        </draw:frame>
        <draw:custom-shape draw:style-name="gr4" draw:text-style-name="P6" draw:layer="layout" svg:width="1.905cm" svg:height="1.823cm" svg:x="3.04cm" svg:y="4cm">
          <text:p text:style-name="P5"><text:span text:style-name="T2">PSU</text:span></text:p>
          <text:p text:style-name="P5"><text:span text:style-name="T2">240 V AC</text:span></text:p>
          <text:p text:style-name="P5"><text:span text:style-name="T2">to</text:span></text:p>
          <text:p text:style-name="P5"><text:span text:style-name="T2"><text:s/></text:span><text:span text:style-name="T2">24 V 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892cm" svg:height="2.875cm" svg:x="5.236cm" svg:y="6.788cm">
          <text:p text:style-name="P5"><text:span text:style-name="T2">DC-DC</text:span></text:p>
          <text:p text:style-name="P5"><text:span text:style-name="T2">Converter</text:span></text:p>
          <text:p text:style-name="P5"><text:span text:style-name="T2">24 V DC</text:span></text:p>
          <text:p text:style-name="P5"><text:span text:style-name="T2">to</text:span></text:p>
          <text:p text:style-name="P5"><text:span text:style-name="T2"><text:s/></text:span><text:span text:style-name="T2">5 V D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967cm" svg:y1="4.953cm" svg:x2="9.127cm" svg:y2="4.951cm">
          <text:p/>
        </draw:line>
        <draw:line draw:style-name="gr6" draw:text-style-name="P3" draw:layer="layout" svg:x1="4cm" svg:y1="3cm" svg:x2="4cm" svg:y2="4cm">
          <text:p/>
        </draw:line>
        <draw:line draw:style-name="gr7" draw:text-style-name="P3" draw:layer="layout" svg:x1="2cm" svg:y1="3cm" svg:x2="4cm" svg:y2="3cm">
          <text:p/>
        </draw:line>
        <draw:frame draw:style-name="gr8" draw:text-style-name="P6" draw:layer="layout" svg:width="2.606cm" svg:height="0.641cm" svg:x="1.096cm" svg:y="2.189cm">
          <draw:text-box>
            <text:p text:style-name="P5"><text:span text:style-name="T2">240 V AC in</text:span></text:p>
          </draw:text-box>
        </draw:frame>
        <draw:line draw:style-name="gr6" draw:text-style-name="P3" draw:layer="layout" svg:x1="6.181cm" svg:y1="9.67cm" svg:x2="6.189cm" svg:y2="11.367cm">
          <text:p/>
        </draw:line>
        <draw:custom-shape draw:style-name="gr9" draw:text-style-name="P6" draw:layer="layout" svg:width="2.314cm" svg:height="6.591cm" svg:x="2.247cm" svg:y="12.443cm">
          <text:p text:style-name="P5"><text:span text:style-name="T2">Raspberry Pi</text:span></text:p>
          <text:p text:style-name="P5"><text:span text:style-name="T2">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6.182cm" svg:y1="4.954cm" svg:x2="6.174cm" svg:y2="6.787cm">
          <text:p/>
        </draw:line>
        <draw:custom-shape draw:style-name="gr10" draw:text-style-name="P7" draw:layer="layout" svg:width="0.101cm" svg:height="0.108cm" svg:x="6.134cm" svg:y="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594cm" svg:height="1.041cm" svg:x="9.133cm" svg:y="4.412cm">
          <text:p text:style-name="P5"><text:span text:style-name="T2">PoE</text:span></text:p>
          <text:p text:style-name="P5"><text:span text:style-name="T2">Injecto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714cm" svg:y1="4.924cm" svg:x2="14.22cm" svg:y2="4.925cm">
          <text:p/>
        </draw:line>
        <draw:custom-shape draw:style-name="gr12" draw:text-style-name="P6" draw:layer="layout" svg:width="1.526cm" svg:height="1.041cm" svg:x="16.964cm" svg:y="4.33cm">
          <text:p text:style-name="P5"><text:span text:style-name="T2">PoE</text:span></text:p>
          <text:p text:style-name="P5"><text:span text:style-name="T2">Splitte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4.693cm" svg:y1="4.864cm" svg:x2="16.97cm" svg:y2="4.864cm">
          <text:p/>
        </draw:line>
        <draw:line draw:style-name="gr6" draw:text-style-name="P3" draw:layer="layout" svg:x1="14.68cm" svg:y1="4.877cm" svg:x2="14.561cm" svg:y2="4.573cm">
          <text:p/>
        </draw:line>
        <draw:line draw:style-name="gr6" draw:text-style-name="P3" draw:layer="layout" svg:x1="14.207cm" svg:y1="4.917cm" svg:x2="14.342cm" svg:y2="5.255cm">
          <text:p/>
        </draw:line>
        <draw:line draw:style-name="gr6" draw:text-style-name="P3" draw:layer="layout" svg:x1="14.558cm" svg:y1="4.58cm" svg:x2="14.345cm" svg:y2="5.248cm">
          <text:p/>
        </draw:line>
        <draw:frame draw:style-name="gr8" draw:text-style-name="P6" draw:layer="layout" svg:width="1.426cm" svg:height="0.641cm" svg:x="12.983cm" svg:y="4.235cm">
          <draw:text-box>
            <text:p text:style-name="P5"><text:span text:style-name="T2">Cat 5</text:span></text:p>
          </draw:text-box>
        </draw:frame>
        <draw:line draw:style-name="gr6" draw:text-style-name="P3" draw:layer="layout" svg:x1="18.493cm" svg:y1="4.843cm" svg:x2="21.347cm" svg:y2="4.81cm">
          <text:p/>
        </draw:line>
        <draw:custom-shape draw:style-name="gr13" draw:text-style-name="P6" draw:layer="layout" svg:width="1.892cm" svg:height="2.929cm" svg:x="20.402cm" svg:y="6.65cm">
          <text:p text:style-name="P5"><text:span text:style-name="T2">DC-DC</text:span></text:p>
          <text:p text:style-name="P5"><text:span text:style-name="T2">Converter</text:span></text:p>
          <text:p text:style-name="P5"><text:span text:style-name="T2">24 V DC</text:span></text:p>
          <text:p text:style-name="P5"><text:span text:style-name="T2">to</text:span></text:p>
          <text:p text:style-name="P5"><text:span text:style-name="T2"><text:s/></text:span><text:span text:style-name="T2">5 V DC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1.348cm" svg:y1="4.816cm" svg:x2="21.34cm" svg:y2="6.649cm">
          <text:p/>
        </draw:line>
        <draw:line draw:style-name="gr6" draw:text-style-name="P3" draw:layer="layout" svg:x1="3.445cm" svg:y1="11.362cm" svg:x2="8.16cm" svg:y2="11.349cm">
          <text:p/>
        </draw:line>
        <draw:custom-shape draw:style-name="gr10" draw:text-style-name="P7" draw:layer="layout" svg:width="0.101cm" svg:height="0.108cm" svg:x="6.142cm" svg:y="11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432cm" svg:y1="11.362cm" svg:x2="3.445cm" svg:y2="12.443cm">
          <text:p/>
        </draw:line>
        <draw:custom-shape draw:style-name="gr16" draw:text-style-name="P6" draw:layer="layout" svg:width="1.892cm" svg:height="2.621cm" svg:x="7.215cm" svg:y="13.497cm">
          <text:p text:style-name="P5"><text:span text:style-name="T2">Level</text:span></text:p>
          <text:p text:style-name="P5"><text:span text:style-name="T2">Converter</text:span></text:p>
          <text:p text:style-name="P5"><text:span text:style-name="T2">/ Buffers</text:span></text:p>
          <text:p text:style-name="P5"><text:span text:style-name="T2">5 V DC</text:span></text:p>
          <text:p text:style-name="P5"><text:span text:style-name="T2">to</text:span></text:p>
          <text:p text:style-name="P5"><text:span text:style-name="T2">3.3 V DC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2.716cm" svg:height="1.031cm" svg:x="11.035cm" svg:y="14.161cm">
          <draw:text-box>
            <text:p text:style-name="P5"><text:span text:style-name="T2">From Sensor Probe</text:span></text:p>
          </draw:text-box>
        </draw:frame>
        <draw:line draw:style-name="gr18" draw:text-style-name="P3" draw:layer="layout" svg:x1="7.269cm" svg:y1="14.781cm" svg:x2="4.542cm" svg:y2="14.794cm">
          <text:p/>
        </draw:line>
        <draw:line draw:style-name="gr6" draw:text-style-name="P3" draw:layer="layout" svg:x1="5.998cm" svg:y1="14.648cm" svg:x2="5.809cm" svg:y2="14.986cm">
          <text:p/>
        </draw:line>
        <draw:frame draw:style-name="gr8" draw:text-style-name="P6" draw:layer="layout" svg:width="0.92cm" svg:height="0.641cm" svg:x="5.552cm" svg:y="14.23cm">
          <draw:text-box>
            <text:p text:style-name="P5"><text:span text:style-name="T2">10</text:span></text:p>
          </draw:text-box>
        </draw:frame>
        <draw:line draw:style-name="gr18" draw:text-style-name="P3" draw:layer="layout" svg:x1="11.047cm" svg:y1="14.782cm" svg:x2="9.119cm" svg:y2="14.78cm">
          <text:p/>
        </draw:line>
        <draw:line draw:style-name="gr6" draw:text-style-name="P3" draw:layer="layout" svg:x1="10.22cm" svg:y1="14.651cm" svg:x2="10.031cm" svg:y2="14.989cm">
          <text:p/>
        </draw:line>
        <draw:frame draw:style-name="gr8" draw:text-style-name="P6" draw:layer="layout" svg:width="0.92cm" svg:height="0.641cm" svg:x="9.578cm" svg:y="14.166cm">
          <draw:text-box>
            <text:p text:style-name="P5"><text:span text:style-name="T2">10</text:span></text:p>
          </draw:text-box>
        </draw:frame>
        <draw:line draw:style-name="gr6" draw:text-style-name="P3" draw:layer="layout" svg:x1="8.14cm" svg:y1="11.363cm" svg:x2="8.148cm" svg:y2="13.499cm">
          <text:p/>
        </draw:line>
        <draw:custom-shape draw:style-name="gr19" draw:text-style-name="P6" draw:layer="layout" svg:width="2.013cm" svg:height="1.511cm" svg:x="8.91cm" svg:y="10.033cm">
          <text:p text:style-name="P5"><text:span text:style-name="T2">USB / </text:span></text:p>
          <text:p text:style-name="P5"><text:span text:style-name="T2">Ethernet</text:span></text:p>
          <text:p text:style-name="P5"><text:span text:style-name="T2">Adapto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56cm" svg:y1="12.88cm" svg:x2="9.903cm" svg:y2="12.855cm">
          <text:p/>
        </draw:line>
        <draw:frame draw:style-name="gr8" draw:text-style-name="P6" draw:layer="layout" svg:width="2.606cm" svg:height="0.641cm" svg:x="1.38cm" svg:y="11.66cm">
          <draw:text-box>
            <text:p text:style-name="P5"><text:span text:style-name="T2">5 V in</text:span></text:p>
          </draw:text-box>
        </draw:frame>
        <draw:frame draw:style-name="gr8" draw:text-style-name="P6" draw:layer="layout" svg:width="1.514cm" svg:height="0.641cm" svg:x="4.35cm" svg:y="12.768cm">
          <draw:text-box>
            <text:p text:style-name="P5"><text:span text:style-name="T2">USB</text:span></text:p>
          </draw:text-box>
        </draw:frame>
        <draw:line draw:style-name="gr6" draw:text-style-name="P3" draw:layer="layout" svg:x1="9.904cm" svg:y1="11.565cm" svg:x2="9.91cm" svg:y2="12.862cm">
          <text:p/>
        </draw:line>
        <draw:frame draw:style-name="gr8" draw:text-style-name="P6" draw:layer="layout" svg:width="1.73cm" svg:height="0.641cm" svg:x="4.272cm" svg:y="15.109cm">
          <draw:text-box>
            <text:p text:style-name="P5"><text:span text:style-name="T2">GPIO</text:span></text:p>
          </draw:text-box>
        </draw:frame>
        <draw:line draw:style-name="gr6" draw:text-style-name="P3" draw:layer="layout" svg:x1="9.938cm" svg:y1="5.465cm" svg:x2="9.957cm" svg:y2="7.323cm">
          <text:p/>
        </draw:line>
        <draw:frame draw:style-name="gr8" draw:text-style-name="P6" draw:layer="layout" svg:width="1.426cm" svg:height="0.641cm" svg:x="9.702cm" svg:y="5.558cm">
          <draw:text-box>
            <text:p text:style-name="P5"><text:span text:style-name="T2">Cat 5</text:span></text:p>
          </draw:text-box>
        </draw:frame>
        <draw:frame draw:style-name="gr8" draw:text-style-name="P6" draw:layer="layout" svg:width="2cm" svg:height="0.641cm" svg:x="21.132cm" svg:y="5.41cm">
          <draw:text-box>
            <text:p text:style-name="P5"><text:span text:style-name="T2">24 V DC</text:span></text:p>
          </draw:text-box>
        </draw:frame>
        <draw:line draw:style-name="gr6" draw:text-style-name="P3" draw:layer="layout" svg:x1="21.367cm" svg:y1="9.562cm" svg:x2="21.375cm" svg:y2="11.259cm">
          <text:p/>
        </draw:line>
        <draw:custom-shape draw:style-name="gr20" draw:text-style-name="P6" draw:layer="layout" svg:width="2.314cm" svg:height="4.574cm" svg:x="17.433cm" svg:y="12.335cm">
          <text:p text:style-name="P5"><text:span text:style-name="T2">Raspberry Pi</text:span></text:p>
          <text:p text:style-name="P5"><text:span text:style-name="T2">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8.631cm" svg:y1="11.254cm" svg:x2="23.346cm" svg:y2="11.241cm">
          <text:p/>
        </draw:line>
        <draw:custom-shape draw:style-name="gr10" draw:text-style-name="P7" draw:layer="layout" svg:width="0.101cm" svg:height="0.108cm" svg:x="21.328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618cm" svg:y1="11.254cm" svg:x2="18.631cm" svg:y2="12.335cm">
          <text:p/>
        </draw:line>
        <draw:custom-shape draw:style-name="gr16" draw:text-style-name="P6" draw:layer="layout" svg:width="1.892cm" svg:height="2.621cm" svg:x="22.401cm" svg:y="13.389cm">
          <text:p text:style-name="P5"><text:span text:style-name="T2">Level</text:span></text:p>
          <text:p text:style-name="P5"><text:span text:style-name="T2">Converter</text:span></text:p>
          <text:p text:style-name="P5"><text:span text:style-name="T2">/ Buffers</text:span></text:p>
          <text:p text:style-name="P5"><text:span text:style-name="T2">5 V DC</text:span></text:p>
          <text:p text:style-name="P5"><text:span text:style-name="T2">to</text:span></text:p>
          <text:p text:style-name="P5"><text:span text:style-name="T2">3.3 V DC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2.716cm" svg:height="1.031cm" svg:x="25.717cm" svg:y="14.025cm">
          <draw:text-box>
            <text:p text:style-name="P5"><text:span text:style-name="T2">From Sensor Probe</text:span></text:p>
          </draw:text-box>
        </draw:frame>
        <draw:line draw:style-name="gr21" draw:text-style-name="P3" draw:layer="layout" svg:x1="22.455cm" svg:y1="14.673cm" svg:x2="19.728cm" svg:y2="14.686cm">
          <text:p/>
        </draw:line>
        <draw:line draw:style-name="gr6" draw:text-style-name="P3" draw:layer="layout" svg:x1="21.184cm" svg:y1="14.54cm" svg:x2="20.995cm" svg:y2="14.878cm">
          <text:p/>
        </draw:line>
        <draw:frame draw:style-name="gr8" draw:text-style-name="P6" draw:layer="layout" svg:width="0.92cm" svg:height="0.641cm" svg:x="20.738cm" svg:y="14.122cm">
          <draw:text-box>
            <text:p text:style-name="P5"><text:span text:style-name="T2">10</text:span></text:p>
          </draw:text-box>
        </draw:frame>
        <draw:line draw:style-name="gr18" draw:text-style-name="P3" draw:layer="layout" svg:x1="26.016cm" svg:y1="14.619cm" svg:x2="24.346cm" svg:y2="14.623cm">
          <text:p/>
        </draw:line>
        <draw:line draw:style-name="gr6" draw:text-style-name="P3" draw:layer="layout" svg:x1="25.313cm" svg:y1="14.443cm" svg:x2="25.124cm" svg:y2="14.781cm">
          <text:p/>
        </draw:line>
        <draw:frame draw:style-name="gr8" draw:text-style-name="P6" draw:layer="layout" svg:width="0.92cm" svg:height="0.641cm" svg:x="24.624cm" svg:y="14.052cm">
          <draw:text-box>
            <text:p text:style-name="P5"><text:span text:style-name="T2">10</text:span></text:p>
          </draw:text-box>
        </draw:frame>
        <draw:line draw:style-name="gr6" draw:text-style-name="P3" draw:layer="layout" svg:x1="23.326cm" svg:y1="11.255cm" svg:x2="23.334cm" svg:y2="13.391cm">
          <text:p/>
        </draw:line>
        <draw:custom-shape draw:style-name="gr22" draw:text-style-name="P6" draw:layer="layout" svg:width="2.013cm" svg:height="1.909cm" svg:x="16.801cm" svg:y="7.108cm">
          <text:p text:style-name="P5"><text:span text:style-name="T2">USB / </text:span></text:p>
          <text:p text:style-name="P5"><text:span text:style-name="T2">Ethernet</text:span></text:p>
          <text:p text:style-name="P5"><text:span text:style-name="T2">Adapto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6.402cm" svg:y1="12.795cm" svg:x2="17.442cm" svg:y2="12.794cm">
          <text:p/>
        </draw:line>
        <draw:frame draw:style-name="gr8" draw:text-style-name="P6" draw:layer="layout" svg:width="2.606cm" svg:height="0.641cm" svg:x="16.566cm" svg:y="11.552cm">
          <draw:text-box>
            <text:p text:style-name="P5"><text:span text:style-name="T2">5 V in</text:span></text:p>
          </draw:text-box>
        </draw:frame>
        <draw:frame draw:style-name="gr8" draw:text-style-name="P6" draw:layer="layout" svg:width="1.514cm" svg:height="0.641cm" svg:x="16.294cm" svg:y="12.68cm">
          <draw:text-box>
            <text:p text:style-name="P5"><text:span text:style-name="T2">USB</text:span></text:p>
          </draw:text-box>
        </draw:frame>
        <draw:line draw:style-name="gr6" draw:text-style-name="P3" draw:layer="layout" svg:x1="17.734cm" svg:y1="9.011cm" svg:x2="17.74cm" svg:y2="10.308cm">
          <text:p/>
        </draw:line>
        <draw:frame draw:style-name="gr8" draw:text-style-name="P6" draw:layer="layout" svg:width="1.73cm" svg:height="0.641cm" svg:x="19.482cm" svg:y="14.714cm">
          <draw:text-box>
            <text:p text:style-name="P5"><text:span text:style-name="T2">GPIO</text:span></text:p>
          </draw:text-box>
        </draw:frame>
        <draw:line draw:style-name="gr6" draw:text-style-name="P3" draw:layer="layout" svg:x1="17.734cm" svg:y1="5.365cm" svg:x2="17.732cm" svg:y2="7.1cm">
          <text:p/>
        </draw:line>
        <draw:frame draw:style-name="gr8" draw:text-style-name="P6" draw:layer="layout" svg:width="1.426cm" svg:height="0.641cm" svg:x="17.477cm" svg:y="5.694cm">
          <draw:text-box>
            <text:p text:style-name="P5"><text:span text:style-name="T2">Cat 5</text:span></text:p>
          </draw:text-box>
        </draw:frame>
        <draw:line draw:style-name="gr6" draw:text-style-name="P3" draw:layer="layout" svg:x1="16.396cm" svg:y1="10.312cm" svg:x2="17.74cm" svg:y2="10.295cm">
          <text:p/>
        </draw:line>
        <draw:line draw:style-name="gr6" draw:text-style-name="P3" draw:layer="layout" svg:x1="16.395cm" svg:y1="10.309cm" svg:x2="16.409cm" svg:y2="12.802cm">
          <text:p/>
        </draw:line>
        <draw:custom-shape draw:style-name="gr23" draw:text-style-name="P6" draw:layer="layout" svg:width="1.892cm" svg:height="2.441cm" svg:x="7.191cm" svg:y="16.355cm">
          <text:p text:style-name="P5"><text:span text:style-name="T2">Level</text:span></text:p>
          <text:p text:style-name="P5"><text:span text:style-name="T2">Converter</text:span></text:p>
          <text:p text:style-name="P5"><text:span text:style-name="T2">/ Buffers</text:span></text:p>
          <text:p text:style-name="P5"><text:span text:style-name="T2">3.3 V DC</text:span></text:p>
          <text:p text:style-name="P5"><text:span text:style-name="T2">to</text:span></text:p>
          <text:p text:style-name="P5"><text:span text:style-name="T2">5 V DC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2.716cm" svg:height="1.031cm" svg:x="11.011cm" svg:y="16.935cm">
          <draw:text-box>
            <text:p text:style-name="P5"><text:span text:style-name="T2">To Butts Pump SSR</text:span></text:p>
          </draw:text-box>
        </draw:frame>
        <draw:line draw:style-name="gr24" draw:text-style-name="P3" draw:layer="layout" svg:x1="11.023cm" svg:y1="17.556cm" svg:x2="9.095cm" svg:y2="17.554cm">
          <text:p/>
        </draw:line>
        <draw:line draw:style-name="gr24" draw:text-style-name="P3" draw:layer="layout" svg:x1="7.15cm" svg:y1="17.575cm" svg:x2="4.551cm" svg:y2="17.578cm">
          <text:p/>
        </draw:line>
        <draw:frame draw:style-name="gr8" draw:text-style-name="P6" draw:layer="layout" svg:width="1.73cm" svg:height="0.641cm" svg:x="4.296cm" svg:y="17.572cm">
          <draw:text-box>
            <text:p text:style-name="P5"><text:span text:style-name="T2">GPIO</text:span></text:p>
          </draw:text-box>
        </draw:frame>
        <draw:custom-shape draw:style-name="gr25" draw:text-style-name="P6" draw:layer="layout" svg:width="3.446cm" svg:height="1.385cm" svg:x="8.991cm" svg:y="7.316cm">
          <text:p text:style-name="P5"><text:span text:style-name="T2">WiFi AP</text:span></text:p>
          <text:p text:style-name="P5"><text:span text:style-name="T2">&amp; </text:span></text:p>
          <text:p text:style-name="P5"><text:span text:style-name="T2">Switch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95cm" svg:y1="8.708cm" svg:x2="9.957cm" svg:y2="10.038cm">
          <text:p/>
        </draw:line>
        <draw:line draw:style-name="gr6" draw:text-style-name="P3" draw:layer="layout" svg:x1="12.038cm" svg:y1="7.303cm" svg:x2="12.044cm" svg:y2="6.337cm">
          <text:p/>
        </draw:line>
        <draw:line draw:style-name="gr6" draw:text-style-name="P3" draw:layer="layout" svg:x1="12.22cm" svg:y1="6.317cm" svg:x2="12.058cm" svg:y2="6.607cm">
          <text:p/>
        </draw:line>
        <draw:line draw:style-name="gr6" draw:text-style-name="P3" draw:layer="layout" svg:x1="11.881cm" svg:y1="6.331cm" svg:x2="12.043cm" svg:y2="6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2M45S</meta:editing-duration>
    <meta:editing-cycles>12</meta:editing-cycles>
    <meta:generator>LibreOffice/5.3.1.2$Linux_X86_64 LibreOffice_project/30m0$Build-2</meta:generator>
    <dc:date>2017-07-18T14:30:09.500076558</dc:date>
    <dc:creator>Terry Coles</dc:creator>
    <meta:printed-by>Terry Coles</meta:printed-by>
    <meta:print-date>2017-07-18T14:08:14.971108563</meta:print-date>
    <meta:document-statistic meta:object-count="80"/>
  </office:meta>
</office:document-meta>
</file>